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fo:break-before="page"/>
    </style:style>
    <style:style style:name="P3" style:family="paragraph" style:parent-style-name="Footer">
      <style:paragraph-properties fo:break-before="page"/>
      <style:text-properties officeooo:rsid="00e3982b" officeooo:paragraph-rsid="00e3982b"/>
    </style:style>
    <style:style style:name="P4"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4c47fb" officeooo:paragraph-rsid="02f8d738" style:font-size-asian="12pt" style:font-weight-asian="normal" style:font-size-complex="12pt" style:font-weight-complex="normal"/>
    </style:style>
    <style:style style:name="P5"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42f968c" officeooo:paragraph-rsid="02f8d738" style:font-size-asian="12pt" style:font-weight-asian="normal" style:font-size-complex="12pt" style:font-weight-complex="normal"/>
    </style:style>
    <style:style style:name="P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38a845" officeooo:paragraph-rsid="02f8d738" style:font-size-asian="12pt" style:font-weight-asian="normal" style:font-size-complex="12pt" style:font-weight-complex="normal"/>
    </style:style>
    <style:style style:name="P7"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d44298" officeooo:paragraph-rsid="02f8d738" style:font-size-asian="10.5pt" style:font-weight-asian="normal" style:font-size-complex="12pt" style:font-weight-complex="normal"/>
    </style:style>
    <style:style style:name="P8"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3d44298" officeooo:paragraph-rsid="02ff7958" style:font-size-asian="10.5pt" style:font-weight-asian="normal" style:font-size-complex="12pt" style:font-weight-complex="normal"/>
    </style:style>
    <style:style style:name="P9"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349245e" officeooo:paragraph-rsid="02f8d738" style:font-size-asian="14pt" style:font-weight-asian="bold" style:font-size-complex="14pt" style:font-weight-complex="bold"/>
    </style:style>
    <style:style style:name="P10"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3cb457e" officeooo:paragraph-rsid="02f8d738" style:font-size-asian="14pt" style:font-weight-asian="bold" style:font-size-complex="14pt" style:font-weight-complex="bold"/>
    </style:style>
    <style:style style:name="P11"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34d1ea4" officeooo:paragraph-rsid="02f8d738" style:font-weight-asian="bold" style:font-weight-complex="bold"/>
    </style:style>
    <style:style style:name="P12"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3d44298" officeooo:paragraph-rsid="02f8d738" style:font-weight-asian="bold" style:font-weight-complex="bold"/>
    </style:style>
    <style:style style:name="P13" style:family="paragraph" style:parent-style-name="Standard">
      <style:paragraph-properties fo:margin-top="0in" fo:margin-bottom="0in" loext:contextual-spacing="false" fo:line-height="150%" fo:text-align="center" style:justify-single-word="false"/>
      <style:text-properties style:font-name="Times New Roman" fo:font-size="16pt" fo:font-weight="bold" officeooo:rsid="0349245e" officeooo:paragraph-rsid="02f8d738" style:font-size-asian="16pt" style:font-weight-asian="bold" style:font-size-complex="16pt" style:font-weight-complex="bold"/>
    </style:style>
    <style:style style:name="P14" style:family="paragraph" style:parent-style-name="Standard">
      <style:paragraph-properties fo:margin-top="0in" fo:margin-bottom="0in" loext:contextual-spacing="false" fo:line-height="150%" fo:text-align="justify" style:justify-single-word="false"/>
      <style:text-properties style:font-name="Times New Roman" officeooo:paragraph-rsid="02f8d738"/>
    </style:style>
    <style:style style:name="P15" style:family="paragraph" style:parent-style-name="Standard">
      <style:paragraph-properties fo:margin-top="0in" fo:margin-bottom="0in" loext:contextual-spacing="false" fo:line-height="150%" fo:text-align="justify" style:justify-single-word="false"/>
      <style:text-properties style:font-name="Times New Roman" officeooo:rsid="034bc0d1" officeooo:paragraph-rsid="02f8d738"/>
    </style:style>
    <style:style style:name="P16" style:family="paragraph" style:parent-style-name="Standard">
      <style:paragraph-properties fo:margin-top="0in" fo:margin-bottom="0in" loext:contextual-spacing="false" fo:line-height="150%" fo:text-align="justify" style:justify-single-word="false"/>
      <style:text-properties fo:font-size="12pt" fo:font-weight="normal" officeooo:rsid="03bfece7" officeooo:paragraph-rsid="02f8d738" style:font-weight-asian="normal" style:font-weight-complex="normal"/>
    </style:style>
    <style:style style:name="P17" style:family="paragraph" style:parent-style-name="Standard">
      <style:paragraph-properties fo:margin-top="0in" fo:margin-bottom="0in" loext:contextual-spacing="false" fo:line-height="150%" fo:text-align="justify" style:justify-single-word="false"/>
      <style:text-properties fo:font-size="12pt" fo:font-weight="normal" officeooo:rsid="03c5e744" officeooo:paragraph-rsid="02f8d738" style:font-weight-asian="normal" style:font-weight-complex="normal"/>
    </style:style>
    <style:style style:name="P18"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language="en" fo:country="US" fo:font-weight="normal" officeooo:rsid="02481b0d" officeooo:paragraph-rsid="02f8d738" style:font-size-asian="12pt" style:font-weight-asian="normal" style:font-name-complex="Times New Roman1" style:font-size-complex="12pt" style:font-weight-complex="normal"/>
    </style:style>
    <style:style style:name="P19" style:family="paragraph" style:parent-style-name="Standard" style:master-page-name="Standard">
      <style:paragraph-properties fo:margin-top="0in" fo:margin-bottom="0in" loext:contextual-spacing="false" fo:line-height="150%" fo:text-align="center" style:justify-single-word="false" style:page-number="73" fo:break-before="auto" fo:break-after="auto"/>
      <style:text-properties style:font-name="Times New Roman" fo:font-size="16pt" fo:font-weight="bold" officeooo:rsid="0349245e" officeooo:paragraph-rsid="02f8d738" style:font-size-asian="16pt" style:font-weight-asian="bold" style:font-size-complex="16pt" style:font-weight-complex="bold"/>
    </style:style>
    <style:style style:name="T1" style:family="text">
      <style:text-properties fo:font-size="12pt" style:font-size-asian="12pt" style:font-size-complex="12pt"/>
    </style:style>
    <style:style style:name="T2" style:family="text">
      <style:text-properties fo:font-size="12pt" officeooo:rsid="0349245e" style:font-size-asian="12pt" style:font-size-complex="12pt"/>
    </style:style>
    <style:style style:name="T3" style:family="text">
      <style:text-properties fo:font-size="12pt" officeooo:rsid="0015695e" style:font-size-asian="12pt" style:font-size-complex="12pt"/>
    </style:style>
    <style:style style:name="T4" style:family="text">
      <style:text-properties fo:font-size="12pt" officeooo:rsid="034c47fb" style:font-size-asian="12pt" style:font-size-complex="12pt"/>
    </style:style>
    <style:style style:name="T5" style:family="text">
      <style:text-properties fo:font-size="12pt" officeooo:rsid="04438c24" style:font-size-asian="12pt" style:font-size-complex="12pt"/>
    </style:style>
    <style:style style:name="T6" style:family="text">
      <style:text-properties fo:font-size="12pt" officeooo:rsid="016065d2" style:font-size-asian="12pt" style:font-size-complex="12pt"/>
    </style:style>
    <style:style style:name="T7" style:family="text">
      <style:text-properties fo:font-size="12pt" officeooo:rsid="03014382" style:font-size-asian="12pt" style:font-size-complex="12pt"/>
    </style:style>
    <style:style style:name="T8" style:family="text">
      <style:text-properties fo:font-size="12pt" fo:font-weight="normal" officeooo:rsid="0349245e" style:font-size-asian="10.5pt" style:font-weight-asian="normal" style:font-size-complex="12pt" style:font-weight-complex="normal"/>
    </style:style>
    <style:style style:name="T9" style:family="text">
      <style:text-properties fo:font-size="12pt" fo:font-weight="normal" officeooo:rsid="01059c3b" style:font-size-asian="10.5pt" style:font-weight-asian="normal" style:font-size-complex="12pt" style:font-weight-complex="normal"/>
    </style:style>
    <style:style style:name="T10" style:family="text">
      <style:text-properties fo:font-size="12pt" fo:font-weight="normal" officeooo:rsid="0338a845" style:font-size-asian="12pt" style:font-weight-asian="normal" style:font-size-complex="12pt" style:font-weight-complex="normal"/>
    </style:style>
    <style:style style:name="T11" style:family="text">
      <style:text-properties fo:font-size="12pt" fo:font-weight="normal" officeooo:rsid="04438c24" style:font-size-asian="12pt" style:font-weight-asian="normal" style:font-size-complex="12pt" style:font-weight-complex="normal"/>
    </style:style>
    <style:style style:name="T12" style:family="text">
      <style:text-properties fo:font-size="12pt" fo:font-weight="normal" officeooo:rsid="03398c57" style:font-size-asian="12pt" style:font-weight-asian="normal" style:font-size-complex="12pt" style:font-weight-complex="normal"/>
    </style:style>
    <style:style style:name="T13" style:family="text">
      <style:text-properties style:font-name="Times New Roman" style:font-size-asian="12pt" style:font-size-complex="12pt"/>
    </style:style>
    <style:style style:name="T14" style:family="text">
      <style:text-properties style:font-name="Times New Roman" officeooo:rsid="03e72267" style:font-size-asian="12pt" style:font-size-complex="12pt"/>
    </style:style>
    <style:style style:name="T15" style:family="text">
      <style:text-properties style:font-name="Times New Roman" officeooo:rsid="00111ddd" style:font-size-asian="12pt" style:font-size-complex="12pt"/>
    </style:style>
    <style:style style:name="T16" style:family="text">
      <style:text-properties style:font-name="Times New Roman" officeooo:rsid="03c08c25" style:font-size-asian="12pt" style:font-size-complex="12pt"/>
    </style:style>
    <style:style style:name="T17" style:family="text">
      <style:text-properties style:font-name="Times New Roman" officeooo:rsid="03e31d75" style:font-size-asian="12pt" style:font-size-complex="12pt"/>
    </style:style>
    <style:style style:name="T18" style:family="text">
      <style:text-properties style:font-name="Times New Roman" officeooo:rsid="042f968c" style:font-size-asian="12pt" style:font-size-complex="12pt"/>
    </style:style>
    <style:style style:name="T19" style:family="text">
      <style:text-properties style:font-name="Times New Roman" officeooo:rsid="016d013f" style:font-size-asian="12pt" style:font-size-complex="12pt"/>
    </style:style>
    <style:style style:name="T20" style:family="text">
      <style:text-properties style:font-name="Times New Roman" officeooo:rsid="034bc0d1" style:font-size-asian="12pt" style:font-size-complex="12pt"/>
    </style:style>
    <style:style style:name="T21" style:family="text">
      <style:text-properties style:font-name="Times New Roman" officeooo:rsid="02ff7958" style:font-size-asian="12pt" style:font-size-complex="12pt"/>
    </style:style>
    <style:style style:name="T22" style:family="text">
      <style:text-properties style:font-name="Times New Roman" officeooo:rsid="0300ecd3" style:font-size-asian="12pt" style:font-size-complex="12pt"/>
    </style:style>
    <style:style style:name="T23" style:family="text">
      <style:text-properties officeooo:rsid="042bb6ff"/>
    </style:style>
    <style:style style:name="T24" style:family="text">
      <style:text-properties officeooo:rsid="03d99594"/>
    </style:style>
    <style:style style:name="T25" style:family="text">
      <style:text-properties officeooo:rsid="03d691c8"/>
    </style:style>
    <style:style style:name="T26" style:family="text">
      <style:text-properties officeooo:rsid="001057bc"/>
    </style:style>
    <style:style style:name="T27" style:family="text">
      <style:text-properties fo:font-style="italic" officeooo:rsid="001057bc" style:font-style-asian="italic" style:font-style-complex="italic"/>
    </style:style>
    <style:style style:name="T28" style:family="text">
      <style:text-properties officeooo:rsid="02183890"/>
    </style:style>
    <style:style style:name="T29" style:family="text">
      <style:text-properties officeooo:rsid="02ff7958"/>
    </style:style>
    <style:style style:name="T30" style:family="text">
      <style:text-properties officeooo:rsid="0300ecd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23">CHAPTER</text:span> 5</text:p>
      <text:p text:style-name="P13">CONCLUSION, LIMITATION AND FURTHER EXTENSION</text:p>
      <text:p text:style-name="P9"/>
      <text:p text:style-name="P10">5.1 <text:tab/>Conclusion</text:p>
      <text:p text:style-name="P8"><text:tab/>Over the years of research, it has been possible to design and/or model many real world hard problem as a finite domain of constraint satisfaction problem. Therefore, the development of effective solution techniques for CSPs is an important research problem.</text:p>
      <text:p text:style-name="P14"><text:span text:style-name="T8"><text:tab/></text:span><text:span text:style-name="T9">The goal of this dissertation has been to define and evaluate algorithms that combine several effective techniques. </text:span><text:span text:style-name="T8">In this </text:span><text:span text:style-name="T9">study</text:span><text:span text:style-name="T8">, </text:span><text:span text:style-name="T1">six variants of backtracking algorithm</text:span><text:span text:style-name="T6">s</text:span><text:span text:style-name="T1"> under the CSP </text:span><text:span text:style-name="T2">techniques </text:span><text:span text:style-name="T3">and one backjumping algorithm </text:span><text:span text:style-name="T6">has</text:span><text:span text:style-name="T3"> been implemented </text:span><text:span text:style-name="T7">and compared</text:span><text:span text:style-name="T2">. </text:span></text:p>
      <text:p text:style-name="P15"><text:span text:style-name="T4"><text:tab/></text:span><text:span text:style-name="T5">T</text:span><text:span text:style-name="T10">he experimentation environment, evaluation criteria and CSP instances </text:span><text:span text:style-name="T11">has been </text:span><text:span text:style-name="T10">used to conduct </text:span><text:span text:style-name="T12">this experimental study. A very clear picture has been given on how the environment is set up to conduct the experiment and how the performance is evaluated. Empirical results on the relative performances of these algorithms have been provided. An analysis of the experimental result is also given. </text:span></text:p>
      <text:p text:style-name="P4"><text:tab/>All the algorithms <text:span text:style-name="T29">except BJ</text:span> are actually based on backtracking algorithm. They have been added inference methods, constraint propagation methods or ordering heuristics. <text:span text:style-name="T30">BJ uses the conflict set in checking legal assignment. </text:span>All the implemented algorithms have been executed and compiled ten times, and then the mean value of the run time has taken to provide the benchmarking.</text:p>
      <text:p text:style-name="P4"/>
      <text:p text:style-name="P11"><text:span text:style-name="T24">5.2 <text:tab/></text:span>Limitations</text:p>
      <text:p text:style-name="P16"><text:span text:style-name="T13"><text:tab/></text:span><text:span text:style-name="T14">This N-Queen</text:span><text:span text:style-name="T15">s</text:span><text:span text:style-name="T14"> </text:span><text:span text:style-name="T13">simulator can show up to 100 x 100 board size due to the difficulty of representation as the square board is too big to show. </text:span><text:span text:style-name="T16">The heuristic method doesn’t help in finding all solutions of CSP. </text:span></text:p>
      <text:p text:style-name="P17"><text:span text:style-name="T16"><text:tab/>B</text:span><text:span text:style-name="T13">T algorithm does not produce N-Queens that is greater than N=29 according to the result. This is because of the memory limitation in </text:span><text:span text:style-name="T17">Java</text:span><text:span text:style-name="T18">. </text:span><text:span text:style-name="T19">Moreover, backjumping algorithm needs enhancement to find all solutions of CSP</text:span><text:span text:style-name="T18">. </text:span></text:p>
      <text:p text:style-name="P17"><text:span text:style-name="T20"><text:tab/></text:span><text:span text:style-name="T21">Simulation with algorithm hangs when the board size is large. This is not the </text:span><text:soft-page-break/><text:span text:style-name="T21">fault of algorithm but the fault of limitation of memory. </text:span><text:span text:style-name="T22">Moreover, this simulator needs JDK_Version_1.8.0 or higher. <text:s/></text:span></text:p>
      <text:p text:style-name="P5"/>
      <text:p text:style-name="P12"><text:span text:style-name="T24">5.3 <text:tab/></text:span>Future Work</text:p>
      <text:p text:style-name="P7"><text:tab/><text:span text:style-name="T25">The proposed work had not been able to combine every CSP technique that has been practised and offered by researchers to solve such disciplinary problems, which is aimed to amalgamate in future.</text:span></text:p>
      <text:p text:style-name="P7"><text:tab/><text:span text:style-name="T28">Furthermore, adding heuristic and inference methods on BJ algorithm will be carried on future work. Moreover, finding all solutions of BJ algorithm have not been worked since original author only described single solution of BJ and most of the research papers don’t clearly described all solutions with BJ.</text:span></text:p>
      <text:p text:style-name="P6"><text:tab/><text:span text:style-name="T26">Currently, most significant papers on CSPs appear in the journal of </text:span><text:span text:style-name="T27">Artificial Intelligence</text:span><text:span text:style-name="T26"> and the journal of </text:span><text:span text:style-name="T27">Constraints</text:span><text:span text:style-name="T26">. The primary conference in this area is called the International Conference on Principles and Practice of Constraint Programming (CP). The International Joint Conference on Artificial Intelligence (IJCAI) and AAAI Conference on Artificial Intelligence are other important ones. In this manner, adding more advanced comparison and in-depth analysis from these latest papers is highly expected.</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gradient draw:name="Gradient_20_1" draw:display-name="Gradient 1" draw:style="linear" draw:start-color="#3465a4" draw:end-color="#ffffff" draw:start-intensity="100%" draw:end-intensity="100%" draw:angle="0" draw:border="0%"/>
    <draw:hatch draw:name="Hatching_20_1" draw:display-name="Hatching 1" draw:style="single" draw:color="#3465a4" draw:distance="0.0043in" draw:rotation="0"/>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24in" draw:dots2="1" draw:dots2-length="0.0024in" draw:distance="0.0024in"/>
    <draw:stroke-dash draw:name="Dashed_20__28_var_29__20_6" draw:display-name="Dashed (var) 6" draw:style="rect" draw:dots1="1" draw:dots1-length="0.0024in" draw:dots2="1" draw:dots2-length="0.0024in" draw:distance="0.0024in"/>
    <draw:stroke-dash draw:name="Dashed_20__28_var_29__20_7" draw:display-name="Dashed (var) 7" draw:style="rect" draw:dots1="1" draw:dots1-length="0.0024in" draw:dots2="1" draw:dots2-length="0.0024in" draw:distance="0.0024in"/>
    <draw:stroke-dash draw:name="Dashed_20__28_var_29__20_8" draw:display-name="Dashed (var) 8" draw:style="rect" draw:dots1="1" draw:dots1-length="0.0024in" draw:dots2="1" draw:dots2-length="0.0024in" draw:distance="0.0024in"/>
    <draw:stroke-dash draw:name="Fine_20_Dashed" draw:display-name="Fine Dashed"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font-name-asian="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age_20_3" style:display-name="Page 3" style:family="paragraph" style:parent-style-name="Standard">
      <style:paragraph-properties fo:text-align="justify" style:justify-single-word="false"/>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5f_3" style:display-name="Default_3" style:family="paragraph" style:default-outline-level="">
      <style:paragraph-properties fo:margin-top="0in" fo:margin-bottom="0in" loext:contextual-spacing="false" style:line-height-at-least="0.139in" fo:text-align="start" style:justify-single-word="false" fo:orphans="2" fo:widows="2" style:writing-mode="lr-tb"/>
      <style:text-properties fo:color="#111111" style:text-outline="false" style:text-line-through-style="none" style:text-line-through-type="none" style:font-name="Mangal" fo:font-family="Mangal" style:font-family-generic="roman" style:font-pitch="variable" fo:font-size="18pt" fo:letter-spacing="normal" fo:language="en" fo:country="GB"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3" style:font-family-complex="'Liberation Sans'" style:font-family-generic-complex="system" style:font-pitch-complex="variable" style:font-size-complex="12pt" style:language-complex="ar" style:country-complex="SA" style:text-emphasize="none"/>
    </style:style>
    <style:style style:name="Frame_20_contents" style:display-name="Frame contents" style:family="paragraph" style:parent-style-name="Standard" style:default-outline-level="" style:class="extra"/>
    <style:style style:name="Master1-Layout2-obj-Title-and-Content_7e_LT_7e_Gliederung_20_1" style:display-name="Master1-Layout2-obj-Title-and-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Gliederung_20_2" style:display-name="Master1-Layout2-obj-Title-and-Content~LT~Gliederung 2" style:family="paragraph" style:parent-style-name="Master1-Layout2-obj-Title-and-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7e_LT_7e_Gliederung_20_3" style:display-name="Master1-Layout2-obj-Title-and-Content~LT~Gliederung 3" style:family="paragraph" style:parent-style-name="Master1-Layout2-obj-Title-and-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7e_LT_7e_Gliederung_20_4" style:display-name="Master1-Layout2-obj-Title-and-Content~LT~Gliederung 4" style:family="paragraph" style:parent-style-name="Master1-Layout2-obj-Title-and-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Titel" style:display-name="Master1-Layout2-obj-Title-and-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 style:family="paragraph"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size-asian="18pt"/>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A4" style:family="paragraph" style:default-outline-level="">
      <style:text-properties style:font-name="Liberation Serif" fo:font-family="'Liberation Serif'"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1-Office-Theme_7e_LT_7e_Gliederung_20_1" style:display-name="Master1-Office-Them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2" style:display-name="Master1-Office-Theme~LT~Gliederung 2" style:family="paragraph" style:parent-style-name="Master1-Office-Them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Office-Theme_7e_LT_7e_Gliederung_20_3" style:display-name="Master1-Office-Theme~LT~Gliederung 3" style:family="paragraph" style:parent-style-name="Master1-Office-Them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Office-Theme_7e_LT_7e_Gliederung_20_4" style:display-name="Master1-Office-Theme~LT~Gliederung 4" style:family="paragraph" style:parent-style-name="Master1-Office-Them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5" style:display-name="Master1-Office-Theme~LT~Gliederung 5" style:family="paragraph" style:parent-style-name="Master1-Office-Them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6" style:display-name="Master1-Office-Theme~LT~Gliederung 6" style:family="paragraph" style:parent-style-name="Master1-Office-Them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7" style:display-name="Master1-Office-Theme~LT~Gliederung 7" style:family="paragraph" style:parent-style-name="Master1-Office-Them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8" style:display-name="Master1-Office-Theme~LT~Gliederung 8" style:family="paragraph" style:parent-style-name="Master1-Office-Them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9" style:display-name="Master1-Office-Theme~LT~Gliederung 9" style:family="paragraph" style:parent-style-name="Master1-Office-Them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Titel" style:display-name="Master1-Office-Them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Untertitel" style:display-name="Master1-Office-Them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Notizen" style:display-name="Master1-Office-Them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Hintergrundobjekte" style:display-name="Master1-Office-Them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Office-Theme_7e_LT_7e_Hintergrund" style:display-name="Master1-Office-Them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2362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Graphic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top="0in" fo:margin-bottom="0in" loext:contextual-spacing="false" style:line-height-at-least="0.139in"/>
      <style:text-properties fo:color="#111111"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 style:display-name="Title1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objekte" style:display-name="Title1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Notizen" style:display-name="Title1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Untertitel" style:display-name="Title1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Titel" style:display-name="Title1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9" style:display-name="Title1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8" style:display-name="Title1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7" style:display-name="Title1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6" style:display-name="Title1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5" style:display-name="Title1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4" style:display-name="Title1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3" style:display-name="Title1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2" style:display-name="Title1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1" style:display-name="Title1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Hintergrund" style:display-name="Title1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Hintergrundobjekte" style:display-name="Title1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Notizen" style:display-name="Title1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Untertitel" style:display-name="Title1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Titel" style:display-name="Title1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9" style:display-name="Title1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8" style:display-name="Title1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7" style:display-name="Title1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6" style:display-name="Title1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5" style:display-name="Title1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4" style:display-name="Title1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3" style:display-name="Title1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2" style:display-name="Title1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1" style:display-name="Title1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Hintergrund" style:display-name="Title1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Hintergrundobjekte" style:display-name="Title1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Notizen" style:display-name="Title1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Untertitel" style:display-name="Title1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Titel" style:display-name="Title1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9" style:display-name="Title1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8" style:display-name="Title1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7" style:display-name="Title1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6" style:display-name="Title1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5" style:display-name="Title1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4" style:display-name="Title1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3" style:display-name="Title1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2" style:display-name="Title1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1" style:display-name="Title1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Hintergrund" style:display-name="Title10~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Hintergrundobjekte" style:display-name="Title10~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Notizen" style:display-name="Title10~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Untertitel" style:display-name="Title10~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Titel" style:display-name="Title10~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9" style:display-name="Title10~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8" style:display-name="Title10~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7" style:display-name="Title10~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6" style:display-name="Title10~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5" style:display-name="Title10~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4" style:display-name="Title10~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3" style:display-name="Title10~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2" style:display-name="Title10~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1" style:display-name="Title10~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Hintergrund" style:display-name="Title9~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Hintergrundobjekte" style:display-name="Title9~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Notizen" style:display-name="Title9~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Untertitel" style:display-name="Title9~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Titel" style:display-name="Title9~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9" style:display-name="Title9~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8" style:display-name="Title9~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7" style:display-name="Title9~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6" style:display-name="Title9~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5" style:display-name="Title9~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4" style:display-name="Title9~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3" style:display-name="Title9~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2" style:display-name="Title9~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1" style:display-name="Title9~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Hintergrund" style:display-name="Title8~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Hintergrundobjekte" style:display-name="Title8~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Notizen" style:display-name="Title8~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Untertitel" style:display-name="Title8~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Titel" style:display-name="Title8~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9" style:display-name="Title8~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8" style:display-name="Title8~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7" style:display-name="Title8~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6" style:display-name="Title8~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5" style:display-name="Title8~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4" style:display-name="Title8~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3" style:display-name="Title8~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2" style:display-name="Title8~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1" style:display-name="Title8~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Hintergrund" style:display-name="Title7~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Hintergrundobjekte" style:display-name="Title7~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Notizen" style:display-name="Title7~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Titel" style:display-name="Title7~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9" style:display-name="Title7~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8" style:display-name="Title7~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7" style:display-name="Title7~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6" style:display-name="Title7~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5" style:display-name="Title7~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4" style:display-name="Title7~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3" style:display-name="Title7~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2" style:display-name="Title7~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1" style:display-name="Title7~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Hintergrund" style:display-name="Title6~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Hintergrundobjekte" style:display-name="Title6~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Notizen" style:display-name="Title6~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Titel" style:display-name="Title6~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9" style:display-name="Title6~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8" style:display-name="Title6~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7" style:display-name="Title6~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6" style:display-name="Title6~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5" style:display-name="Title6~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4" style:display-name="Title6~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3" style:display-name="Title6~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2" style:display-name="Title6~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1" style:display-name="Title6~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Hintergrund" style:display-name="Title5~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Hintergrundobjekte" style:display-name="Title5~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Notizen" style:display-name="Title5~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Titel" style:display-name="Title5~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9" style:display-name="Title5~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8" style:display-name="Title5~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7" style:display-name="Title5~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6" style:display-name="Title5~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5" style:display-name="Title5~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4" style:display-name="Title5~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3" style:display-name="Title5~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2" style:display-name="Title5~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1" style:display-name="Title5~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Hintergrund" style:display-name="Title4~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Hintergrundobjekte" style:display-name="Title4~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Notizen" style:display-name="Title4~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Titel" style:display-name="Title4~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9" style:display-name="Title4~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8" style:display-name="Title4~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7" style:display-name="Title4~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6" style:display-name="Title4~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5" style:display-name="Title4~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4" style:display-name="Title4~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3" style:display-name="Title4~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2" style:display-name="Title4~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1" style:display-name="Title4~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Hintergrund" style:display-name="Title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Hintergrundobjekte" style:display-name="Title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Notizen" style:display-name="Title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Titel" style:display-name="Title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9" style:display-name="Title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8" style:display-name="Title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7" style:display-name="Title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6" style:display-name="Title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5" style:display-name="Title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4" style:display-name="Title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3" style:display-name="Title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2" style:display-name="Title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1" style:display-name="Title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Hintergrund" style:display-name="Title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Hintergrundobjekte" style:display-name="Title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Notizen" style:display-name="Title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Titel" style:display-name="Title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9" style:display-name="Title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8" style:display-name="Title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7" style:display-name="Title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6" style:display-name="Title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5" style:display-name="Title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4" style:display-name="Title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3" style:display-name="Title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2" style:display-name="Title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1" style:display-name="Title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 style:display-name="Title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objekte" style:display-name="Title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Notizen" style:display-name="Title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Titel" style:display-name="Title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9" style:display-name="Title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8" style:display-name="Title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7" style:display-name="Title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6" style:display-name="Title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5" style:display-name="Title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4" style:display-name="Title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3" style:display-name="Title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1" style:display-name="Title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ListLabel_20_693" style:display-name="ListLabel 69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2" style:display-name="ListLabel 69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1" style:display-name="ListLabel 69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0" style:display-name="ListLabel 69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9" style:display-name="ListLabel 68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8" style:display-name="ListLabel 68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7" style:display-name="ListLabel 68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6" style:display-name="ListLabel 686"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5" style:display-name="ListLabel 685"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684" style:display-name="ListLabel 684"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3" style:display-name="ListLabel 68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2" style:display-name="ListLabel 68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1" style:display-name="ListLabel 68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0" style:display-name="ListLabel 68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9" style:display-name="ListLabel 67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8" style:display-name="ListLabel 67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7" style:display-name="ListLabel 67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6" style:display-name="ListLabel 676"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99" style:display-name="ListLabel 9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8" style:display-name="ListLabel 9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7" style:display-name="ListLabel 9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6" style:display-name="ListLabel 9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5" style:display-name="ListLabel 9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4" style:display-name="ListLabel 9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3" style:display-name="ListLabel 9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2" style:display-name="ListLabel 9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1" style:display-name="ListLabel 9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0" style:display-name="ListLabel 9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9" style:display-name="ListLabel 8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8" style:display-name="ListLabel 8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7" style:display-name="ListLabel 8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6" style:display-name="ListLabel 8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5" style:display-name="ListLabel 8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4" style:display-name="ListLabel 8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3" style:display-name="ListLabel 8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2" style:display-name="ListLabel 8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1" style:display-name="ListLabel 8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0" style:display-name="ListLabel 8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9" style:display-name="ListLabel 7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8" style:display-name="ListLabel 7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7" style:display-name="ListLabel 7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6" style:display-name="ListLabel 7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5" style:display-name="ListLabel 7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4" style:display-name="ListLabel 7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3" style:display-name="ListLabel 73" style:family="paragraph" style:default-outline-level="">
      <style:text-properties style:font-name="Symbol" fo:font-family="Symbol" style:font-family-generic="roman" style:font-pitch="variable" fo:font-size="14pt" style:font-name-asian="Tahoma" style:font-family-asian="Tahoma" style:font-family-generic-asian="system" style:font-pitch-asian="variable" style:font-size-asian="14pt" style:font-name-complex="Liberation Sans3" style:font-family-complex="'Liberation Sans'" style:font-family-generic-complex="system" style:font-pitch-complex="variable" style:font-size-complex="12pt"/>
    </style:style>
    <style:style style:name="ListLabel_20_72" style:display-name="ListLabel 7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1" style:display-name="ListLabel 7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0" style:display-name="ListLabel 7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 style:display-name="ListLabel 6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 style:display-name="ListLabel 6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 style:display-name="ListLabel 6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6" style:display-name="ListLabel 6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5" style:display-name="ListLabel 6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4" style:display-name="ListLabel 6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3" style:display-name="ListLabel 6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2" style:display-name="ListLabel 6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1" style:display-name="ListLabel 6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0" style:display-name="ListLabel 6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9" style:display-name="ListLabel 5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8" style:display-name="ListLabel 5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7" style:display-name="ListLabel 5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6" style:display-name="ListLabel 5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5" style:display-name="ListLabel 5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4" style:display-name="ListLabel 5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3" style:display-name="ListLabel 5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2" style:display-name="ListLabel 5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1" style:display-name="ListLabel 5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0" style:display-name="ListLabel 5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9" style:display-name="ListLabel 4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8" style:display-name="ListLabel 4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7" style:display-name="ListLabel 4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6" style:display-name="ListLabel 4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5" style:display-name="ListLabel 4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4" style:display-name="ListLabel 4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3" style:display-name="ListLabel 43"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2" style:display-name="ListLabel 4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1" style:display-name="ListLabel 4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0" style:display-name="ListLabel 4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9" style:display-name="ListLabel 3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8" style:display-name="ListLabel 3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7" style:display-name="ListLabel 3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6" style:display-name="ListLabel 3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5" style:display-name="ListLabel 3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4" style:display-name="ListLabel 3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3" style:display-name="ListLabel 3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2" style:display-name="ListLabel 3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1" style:display-name="ListLabel 3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0" style:display-name="ListLabel 3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9" style:display-name="ListLabel 2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8" style:display-name="ListLabel 2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Gliederung_20_1" style:display-name="Master1-Layout1-title-Title-Slid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2" style:display-name="Master1-Layout1-title-Title-Slide~LT~Gliederung 2" style:family="paragraph" style:parent-style-name="Master1-Layout1-title-Title-Slid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Title-Slide_7e_LT_7e_Gliederung_20_3" style:display-name="Master1-Layout1-title-Title-Slide~LT~Gliederung 3" style:family="paragraph" style:parent-style-name="Master1-Layout1-title-Title-Slid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Title-Slide_7e_LT_7e_Gliederung_20_4" style:display-name="Master1-Layout1-title-Title-Slide~LT~Gliederung 4" style:family="paragraph" style:parent-style-name="Master1-Layout1-title-Title-Slid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5" style:display-name="Master1-Layout1-title-Title-Slide~LT~Gliederung 5" style:family="paragraph" style:parent-style-name="Master1-Layout1-title-Title-Slid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6" style:display-name="Master1-Layout1-title-Title-Slide~LT~Gliederung 6" style:family="paragraph" style:parent-style-name="Master1-Layout1-title-Title-Slid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7" style:display-name="Master1-Layout1-title-Title-Slide~LT~Gliederung 7" style:family="paragraph" style:parent-style-name="Master1-Layout1-title-Title-Slid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8" style:display-name="Master1-Layout1-title-Title-Slide~LT~Gliederung 8" style:family="paragraph" style:parent-style-name="Master1-Layout1-title-Title-Slid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9" style:display-name="Master1-Layout1-title-Title-Slide~LT~Gliederung 9" style:family="paragraph" style:parent-style-name="Master1-Layout1-title-Title-Slid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Titel" style:display-name="Master1-Layout1-title-Title-Slid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Untertitel" style:display-name="Master1-Layout1-title-Title-Slid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Notizen" style:display-name="Master1-Layout1-title-Title-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Hintergrundobjekte" style:display-name="Master1-Layout1-title-Title-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Hintergrund" style:display-name="Master1-Layout1-title-Title-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Gliederung_20_5" style:display-name="Master1-Layout2-obj-Title-and-Content~LT~Gliederung 5" style:family="paragraph" style:parent-style-name="Master1-Layout2-obj-Title-and-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6" style:display-name="Master1-Layout2-obj-Title-and-Content~LT~Gliederung 6" style:family="paragraph" style:parent-style-name="Master1-Layout2-obj-Title-and-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7" style:display-name="Master1-Layout2-obj-Title-and-Content~LT~Gliederung 7" style:family="paragraph" style:parent-style-name="Master1-Layout2-obj-Title-and-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8" style:display-name="Master1-Layout2-obj-Title-and-Content~LT~Gliederung 8" style:family="paragraph" style:parent-style-name="Master1-Layout2-obj-Title-and-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9" style:display-name="Master1-Layout2-obj-Title-and-Content~LT~Gliederung 9" style:family="paragraph" style:parent-style-name="Master1-Layout2-obj-Title-and-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Untertitel" style:display-name="Master1-Layout2-obj-Title-and-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Notizen" style:display-name="Master1-Layout2-obj-Title-and-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Hintergrundobjekte" style:display-name="Master1-Layout2-obj-Title-and-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Hintergrund" style:display-name="Master1-Layout2-obj-Title-and-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Gliederung_20_1" style:display-name="Master1-Layout3-secHead-Section-Header~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2" style:display-name="Master1-Layout3-secHead-Section-Header~LT~Gliederung 2" style:family="paragraph" style:parent-style-name="Master1-Layout3-secHead-Section-Header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Section-Header_7e_LT_7e_Gliederung_20_3" style:display-name="Master1-Layout3-secHead-Section-Header~LT~Gliederung 3" style:family="paragraph" style:parent-style-name="Master1-Layout3-secHead-Section-Header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Section-Header_7e_LT_7e_Gliederung_20_4" style:display-name="Master1-Layout3-secHead-Section-Header~LT~Gliederung 4" style:family="paragraph" style:parent-style-name="Master1-Layout3-secHead-Section-Header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5" style:display-name="Master1-Layout3-secHead-Section-Header~LT~Gliederung 5" style:family="paragraph" style:parent-style-name="Master1-Layout3-secHead-Section-Header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6" style:display-name="Master1-Layout3-secHead-Section-Header~LT~Gliederung 6" style:family="paragraph" style:parent-style-name="Master1-Layout3-secHead-Section-Header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7" style:display-name="Master1-Layout3-secHead-Section-Header~LT~Gliederung 7" style:family="paragraph" style:parent-style-name="Master1-Layout3-secHead-Section-Header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8" style:display-name="Master1-Layout3-secHead-Section-Header~LT~Gliederung 8" style:family="paragraph" style:parent-style-name="Master1-Layout3-secHead-Section-Header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9" style:display-name="Master1-Layout3-secHead-Section-Header~LT~Gliederung 9" style:family="paragraph" style:parent-style-name="Master1-Layout3-secHead-Section-Header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Titel" style:display-name="Master1-Layout3-secHead-Section-Header~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Untertitel" style:display-name="Master1-Layout3-secHead-Section-Header~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Notizen" style:display-name="Master1-Layout3-secHead-Section-Header~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Hintergrundobjekte" style:display-name="Master1-Layout3-secHead-Section-Header~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Hintergrund" style:display-name="Master1-Layout3-secHead-Section-Header~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Gliederung_20_1" style:display-name="Master1-Layout4-twoObj-Two-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2" style:display-name="Master1-Layout4-twoObj-Two-Content~LT~Gliederung 2" style:family="paragraph" style:parent-style-name="Master1-Layout4-twoObj-Two-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Two-Content_7e_LT_7e_Gliederung_20_3" style:display-name="Master1-Layout4-twoObj-Two-Content~LT~Gliederung 3" style:family="paragraph" style:parent-style-name="Master1-Layout4-twoObj-Two-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Two-Content_7e_LT_7e_Gliederung_20_4" style:display-name="Master1-Layout4-twoObj-Two-Content~LT~Gliederung 4" style:family="paragraph" style:parent-style-name="Master1-Layout4-twoObj-Two-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5" style:display-name="Master1-Layout4-twoObj-Two-Content~LT~Gliederung 5" style:family="paragraph" style:parent-style-name="Master1-Layout4-twoObj-Two-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6" style:display-name="Master1-Layout4-twoObj-Two-Content~LT~Gliederung 6" style:family="paragraph" style:parent-style-name="Master1-Layout4-twoObj-Two-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7" style:display-name="Master1-Layout4-twoObj-Two-Content~LT~Gliederung 7" style:family="paragraph" style:parent-style-name="Master1-Layout4-twoObj-Two-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8" style:display-name="Master1-Layout4-twoObj-Two-Content~LT~Gliederung 8" style:family="paragraph" style:parent-style-name="Master1-Layout4-twoObj-Two-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9" style:display-name="Master1-Layout4-twoObj-Two-Content~LT~Gliederung 9" style:family="paragraph" style:parent-style-name="Master1-Layout4-twoObj-Two-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Titel" style:display-name="Master1-Layout4-twoObj-Two-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Untertitel" style:display-name="Master1-Layout4-twoObj-Two-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Notizen" style:display-name="Master1-Layout4-twoObj-Two-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Hintergrundobjekte" style:display-name="Master1-Layout4-twoObj-Two-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Hintergrund" style:display-name="Master1-Layout4-twoObj-Two-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Gliederung_20_1" style:display-name="Master1-Layout5-twoTxTwoObj-Comparis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2" style:display-name="Master1-Layout5-twoTxTwoObj-Comparison~LT~Gliederung 2" style:family="paragraph" style:parent-style-name="Master1-Layout5-twoTxTwoObj-Comparis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Comparison_7e_LT_7e_Gliederung_20_3" style:display-name="Master1-Layout5-twoTxTwoObj-Comparison~LT~Gliederung 3" style:family="paragraph" style:parent-style-name="Master1-Layout5-twoTxTwoObj-Comparis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Comparison_7e_LT_7e_Gliederung_20_4" style:display-name="Master1-Layout5-twoTxTwoObj-Comparison~LT~Gliederung 4" style:family="paragraph" style:parent-style-name="Master1-Layout5-twoTxTwoObj-Comparis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5" style:display-name="Master1-Layout5-twoTxTwoObj-Comparison~LT~Gliederung 5" style:family="paragraph" style:parent-style-name="Master1-Layout5-twoTxTwoObj-Comparis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6" style:display-name="Master1-Layout5-twoTxTwoObj-Comparison~LT~Gliederung 6" style:family="paragraph" style:parent-style-name="Master1-Layout5-twoTxTwoObj-Comparis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7" style:display-name="Master1-Layout5-twoTxTwoObj-Comparison~LT~Gliederung 7" style:family="paragraph" style:parent-style-name="Master1-Layout5-twoTxTwoObj-Comparis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8" style:display-name="Master1-Layout5-twoTxTwoObj-Comparison~LT~Gliederung 8" style:family="paragraph" style:parent-style-name="Master1-Layout5-twoTxTwoObj-Comparis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9" style:display-name="Master1-Layout5-twoTxTwoObj-Comparison~LT~Gliederung 9" style:family="paragraph" style:parent-style-name="Master1-Layout5-twoTxTwoObj-Comparis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Titel" style:display-name="Master1-Layout5-twoTxTwoObj-Comparis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Untertitel" style:display-name="Master1-Layout5-twoTxTwoObj-Comparis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Notizen" style:display-name="Master1-Layout5-twoTxTwoObj-Comparis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Hintergrundobjekte" style:display-name="Master1-Layout5-twoTxTwoObj-Comparis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Hintergrund" style:display-name="Master1-Layout5-twoTxTwoObj-Comparis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Gliederung_20_1" style:display-name="Master1-Layout6-titleOnly-Title-Only~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2" style:display-name="Master1-Layout6-titleOnly-Title-Only~LT~Gliederung 2" style:family="paragraph" style:parent-style-name="Master1-Layout6-titleOnly-Title-Only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Title-Only_7e_LT_7e_Gliederung_20_3" style:display-name="Master1-Layout6-titleOnly-Title-Only~LT~Gliederung 3" style:family="paragraph" style:parent-style-name="Master1-Layout6-titleOnly-Title-Only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Title-Only_7e_LT_7e_Gliederung_20_4" style:display-name="Master1-Layout6-titleOnly-Title-Only~LT~Gliederung 4" style:family="paragraph" style:parent-style-name="Master1-Layout6-titleOnly-Title-Only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5" style:display-name="Master1-Layout6-titleOnly-Title-Only~LT~Gliederung 5" style:family="paragraph" style:parent-style-name="Master1-Layout6-titleOnly-Title-Only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6" style:display-name="Master1-Layout6-titleOnly-Title-Only~LT~Gliederung 6" style:family="paragraph" style:parent-style-name="Master1-Layout6-titleOnly-Title-Only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7" style:display-name="Master1-Layout6-titleOnly-Title-Only~LT~Gliederung 7" style:family="paragraph" style:parent-style-name="Master1-Layout6-titleOnly-Title-Only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8" style:display-name="Master1-Layout6-titleOnly-Title-Only~LT~Gliederung 8" style:family="paragraph" style:parent-style-name="Master1-Layout6-titleOnly-Title-Only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9" style:display-name="Master1-Layout6-titleOnly-Title-Only~LT~Gliederung 9" style:family="paragraph" style:parent-style-name="Master1-Layout6-titleOnly-Title-Only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Titel" style:display-name="Master1-Layout6-titleOnly-Title-Only~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Untertitel" style:display-name="Master1-Layout6-titleOnly-Title-Only~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Notizen" style:display-name="Master1-Layout6-titleOnly-Title-Only~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Hintergrundobjekte" style:display-name="Master1-Layout6-titleOnly-Title-Only~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Hintergrund" style:display-name="Master1-Layout6-titleOnly-Title-Only~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Gliederung_20_1" style:display-name="Master1-Layout7-blank-Blank~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2" style:display-name="Master1-Layout7-blank-Blank~LT~Gliederung 2" style:family="paragraph" style:parent-style-name="Master1-Layout7-blank-Blank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Blank_7e_LT_7e_Gliederung_20_3" style:display-name="Master1-Layout7-blank-Blank~LT~Gliederung 3" style:family="paragraph" style:parent-style-name="Master1-Layout7-blank-Blank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Blank_7e_LT_7e_Gliederung_20_4" style:display-name="Master1-Layout7-blank-Blank~LT~Gliederung 4" style:family="paragraph" style:parent-style-name="Master1-Layout7-blank-Blank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5" style:display-name="Master1-Layout7-blank-Blank~LT~Gliederung 5" style:family="paragraph" style:parent-style-name="Master1-Layout7-blank-Blank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6" style:display-name="Master1-Layout7-blank-Blank~LT~Gliederung 6" style:family="paragraph" style:parent-style-name="Master1-Layout7-blank-Blank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7" style:display-name="Master1-Layout7-blank-Blank~LT~Gliederung 7" style:family="paragraph" style:parent-style-name="Master1-Layout7-blank-Blank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8" style:display-name="Master1-Layout7-blank-Blank~LT~Gliederung 8" style:family="paragraph" style:parent-style-name="Master1-Layout7-blank-Blank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9" style:display-name="Master1-Layout7-blank-Blank~LT~Gliederung 9" style:family="paragraph" style:parent-style-name="Master1-Layout7-blank-Blank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Titel" style:display-name="Master1-Layout7-blank-Blank~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Untertitel" style:display-name="Master1-Layout7-blank-Blank~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Notizen" style:display-name="Master1-Layout7-blank-Blank~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Hintergrundobjekte" style:display-name="Master1-Layout7-blank-Blank~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Hintergrund" style:display-name="Master1-Layout7-blank-Blank~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Gliederung_20_1" style:display-name="Master1-Layout8-objTx-Content-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2" style:display-name="Master1-Layout8-objTx-Content-with-Caption~LT~Gliederung 2" style:family="paragraph" style:parent-style-name="Master1-Layout8-objTx-Content-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Content-with-Caption_7e_LT_7e_Gliederung_20_3" style:display-name="Master1-Layout8-objTx-Content-with-Caption~LT~Gliederung 3" style:family="paragraph" style:parent-style-name="Master1-Layout8-objTx-Content-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Content-with-Caption_7e_LT_7e_Gliederung_20_4" style:display-name="Master1-Layout8-objTx-Content-with-Caption~LT~Gliederung 4" style:family="paragraph" style:parent-style-name="Master1-Layout8-objTx-Content-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5" style:display-name="Master1-Layout8-objTx-Content-with-Caption~LT~Gliederung 5" style:family="paragraph" style:parent-style-name="Master1-Layout8-objTx-Content-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6" style:display-name="Master1-Layout8-objTx-Content-with-Caption~LT~Gliederung 6" style:family="paragraph" style:parent-style-name="Master1-Layout8-objTx-Content-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7" style:display-name="Master1-Layout8-objTx-Content-with-Caption~LT~Gliederung 7" style:family="paragraph" style:parent-style-name="Master1-Layout8-objTx-Content-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8" style:display-name="Master1-Layout8-objTx-Content-with-Caption~LT~Gliederung 8" style:family="paragraph" style:parent-style-name="Master1-Layout8-objTx-Content-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9" style:display-name="Master1-Layout8-objTx-Content-with-Caption~LT~Gliederung 9" style:family="paragraph" style:parent-style-name="Master1-Layout8-objTx-Content-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Titel" style:display-name="Master1-Layout8-objTx-Content-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Untertitel" style:display-name="Master1-Layout8-objTx-Content-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Notizen" style:display-name="Master1-Layout8-objTx-Content-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Hintergrundobjekte" style:display-name="Master1-Layout8-objTx-Content-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Hintergrund" style:display-name="Master1-Layout8-objTx-Content-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Gliederung_20_1" style:display-name="Master1-Layout9-picTx-Picture-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2" style:display-name="Master1-Layout9-picTx-Picture-with-Caption~LT~Gliederung 2" style:family="paragraph" style:parent-style-name="Master1-Layout9-picTx-Picture-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Picture-with-Caption_7e_LT_7e_Gliederung_20_3" style:display-name="Master1-Layout9-picTx-Picture-with-Caption~LT~Gliederung 3" style:family="paragraph" style:parent-style-name="Master1-Layout9-picTx-Picture-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Picture-with-Caption_7e_LT_7e_Gliederung_20_4" style:display-name="Master1-Layout9-picTx-Picture-with-Caption~LT~Gliederung 4" style:family="paragraph" style:parent-style-name="Master1-Layout9-picTx-Picture-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5" style:display-name="Master1-Layout9-picTx-Picture-with-Caption~LT~Gliederung 5" style:family="paragraph" style:parent-style-name="Master1-Layout9-picTx-Picture-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6" style:display-name="Master1-Layout9-picTx-Picture-with-Caption~LT~Gliederung 6" style:family="paragraph" style:parent-style-name="Master1-Layout9-picTx-Picture-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7" style:display-name="Master1-Layout9-picTx-Picture-with-Caption~LT~Gliederung 7" style:family="paragraph" style:parent-style-name="Master1-Layout9-picTx-Picture-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8" style:display-name="Master1-Layout9-picTx-Picture-with-Caption~LT~Gliederung 8" style:family="paragraph" style:parent-style-name="Master1-Layout9-picTx-Picture-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9" style:display-name="Master1-Layout9-picTx-Picture-with-Caption~LT~Gliederung 9" style:family="paragraph" style:parent-style-name="Master1-Layout9-picTx-Picture-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Titel" style:display-name="Master1-Layout9-picTx-Picture-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Untertitel" style:display-name="Master1-Layout9-picTx-Picture-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Notizen" style:display-name="Master1-Layout9-picTx-Picture-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Hintergrundobjekte" style:display-name="Master1-Layout9-picTx-Picture-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Hintergrund" style:display-name="Master1-Layout9-picTx-Picture-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Gliederung_20_1" style:display-name="Master1-Layout10-vertTx-Title-and-Vertical-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2" style:display-name="Master1-Layout10-vertTx-Title-and-Vertical-Text~LT~Gliederung 2" style:family="paragraph" style:parent-style-name="Master1-Layout10-vertTx-Title-and-Vertical-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Title-and-Vertical-Text_7e_LT_7e_Gliederung_20_3" style:display-name="Master1-Layout10-vertTx-Title-and-Vertical-Text~LT~Gliederung 3" style:family="paragraph" style:parent-style-name="Master1-Layout10-vertTx-Title-and-Vertical-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Title-and-Vertical-Text_7e_LT_7e_Gliederung_20_4" style:display-name="Master1-Layout10-vertTx-Title-and-Vertical-Text~LT~Gliederung 4" style:family="paragraph" style:parent-style-name="Master1-Layout10-vertTx-Title-and-Vertical-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5" style:display-name="Master1-Layout10-vertTx-Title-and-Vertical-Text~LT~Gliederung 5" style:family="paragraph" style:parent-style-name="Master1-Layout10-vertTx-Title-and-Vertical-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6" style:display-name="Master1-Layout10-vertTx-Title-and-Vertical-Text~LT~Gliederung 6" style:family="paragraph" style:parent-style-name="Master1-Layout10-vertTx-Title-and-Vertical-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7" style:display-name="Master1-Layout10-vertTx-Title-and-Vertical-Text~LT~Gliederung 7" style:family="paragraph" style:parent-style-name="Master1-Layout10-vertTx-Title-and-Vertical-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8" style:display-name="Master1-Layout10-vertTx-Title-and-Vertical-Text~LT~Gliederung 8" style:family="paragraph" style:parent-style-name="Master1-Layout10-vertTx-Title-and-Vertical-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9" style:display-name="Master1-Layout10-vertTx-Title-and-Vertical-Text~LT~Gliederung 9" style:family="paragraph" style:parent-style-name="Master1-Layout10-vertTx-Title-and-Vertical-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Titel" style:display-name="Master1-Layout10-vertTx-Title-and-Vertical-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Untertitel" style:display-name="Master1-Layout10-vertTx-Title-and-Vertical-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Notizen" style:display-name="Master1-Layout10-vertTx-Title-and-Vertical-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Hintergrundobjekte" style:display-name="Master1-Layout10-vertTx-Title-and-Vertical-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Hintergrund" style:display-name="Master1-Layout10-vertTx-Title-and-Vertical-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Gliederung_20_1" style:display-name="Master1-Layout11-vertTitleAndTx-Vertical-Title-and-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2" style:display-name="Master1-Layout11-vertTitleAndTx-Vertical-Title-and-Text~LT~Gliederung 2" style:family="paragraph" style:parent-style-name="Master1-Layout11-vertTitleAndTx-Vertical-Title-and-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Vertical-Title-and-Text_7e_LT_7e_Gliederung_20_3" style:display-name="Master1-Layout11-vertTitleAndTx-Vertical-Title-and-Text~LT~Gliederung 3" style:family="paragraph" style:parent-style-name="Master1-Layout11-vertTitleAndTx-Vertical-Title-and-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Vertical-Title-and-Text_7e_LT_7e_Gliederung_20_4" style:display-name="Master1-Layout11-vertTitleAndTx-Vertical-Title-and-Text~LT~Gliederung 4" style:family="paragraph" style:parent-style-name="Master1-Layout11-vertTitleAndTx-Vertical-Title-and-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5" style:display-name="Master1-Layout11-vertTitleAndTx-Vertical-Title-and-Text~LT~Gliederung 5" style:family="paragraph" style:parent-style-name="Master1-Layout11-vertTitleAndTx-Vertical-Title-and-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6" style:display-name="Master1-Layout11-vertTitleAndTx-Vertical-Title-and-Text~LT~Gliederung 6" style:family="paragraph" style:parent-style-name="Master1-Layout11-vertTitleAndTx-Vertical-Title-and-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7" style:display-name="Master1-Layout11-vertTitleAndTx-Vertical-Title-and-Text~LT~Gliederung 7" style:family="paragraph" style:parent-style-name="Master1-Layout11-vertTitleAndTx-Vertical-Title-and-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8" style:display-name="Master1-Layout11-vertTitleAndTx-Vertical-Title-and-Text~LT~Gliederung 8" style:family="paragraph" style:parent-style-name="Master1-Layout11-vertTitleAndTx-Vertical-Title-and-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9" style:display-name="Master1-Layout11-vertTitleAndTx-Vertical-Title-and-Text~LT~Gliederung 9" style:family="paragraph" style:parent-style-name="Master1-Layout11-vertTitleAndTx-Vertical-Title-and-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Titel" style:display-name="Master1-Layout11-vertTitleAndTx-Vertical-Title-and-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Untertitel" style:display-name="Master1-Layout11-vertTitleAndTx-Vertical-Title-and-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Notizen" style:display-name="Master1-Layout11-vertTitleAndTx-Vertical-Title-and-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Hintergrundobjekte" style:display-name="Master1-Layout11-vertTitleAndTx-Vertical-Title-and-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Hintergrund" style:display-name="Master1-Layout11-vertTitleAndTx-Vertical-Title-and-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Gliederung_20_1" style:display-name="Master1-Layout2-obj-Title-and-Content_~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2" style:display-name="Master1-Layout2-obj-Title-and-Content_~LT~Gliederung 2" style:family="paragraph" style:parent-style-name="Master1-Layout2-obj-Title-and-Content_5f_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5f__7e_LT_7e_Gliederung_20_3" style:display-name="Master1-Layout2-obj-Title-and-Content_~LT~Gliederung 3" style:family="paragraph" style:parent-style-name="Master1-Layout2-obj-Title-and-Content_5f_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5f__7e_LT_7e_Gliederung_20_4" style:display-name="Master1-Layout2-obj-Title-and-Content_~LT~Gliederung 4" style:family="paragraph" style:parent-style-name="Master1-Layout2-obj-Title-and-Content_5f_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5" style:display-name="Master1-Layout2-obj-Title-and-Content_~LT~Gliederung 5" style:family="paragraph" style:parent-style-name="Master1-Layout2-obj-Title-and-Content_5f_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6" style:display-name="Master1-Layout2-obj-Title-and-Content_~LT~Gliederung 6" style:family="paragraph" style:parent-style-name="Master1-Layout2-obj-Title-and-Content_5f_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7" style:display-name="Master1-Layout2-obj-Title-and-Content_~LT~Gliederung 7" style:family="paragraph" style:parent-style-name="Master1-Layout2-obj-Title-and-Content_5f_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8" style:display-name="Master1-Layout2-obj-Title-and-Content_~LT~Gliederung 8" style:family="paragraph" style:parent-style-name="Master1-Layout2-obj-Title-and-Content_5f_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9" style:display-name="Master1-Layout2-obj-Title-and-Content_~LT~Gliederung 9" style:family="paragraph" style:parent-style-name="Master1-Layout2-obj-Title-and-Content_5f_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Titel" style:display-name="Master1-Layout2-obj-Title-and-Content_~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Untertitel" style:display-name="Master1-Layout2-obj-Title-and-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Notizen" style:display-name="Master1-Layout2-obj-Title-and-Content_~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Hintergrundobjekte" style:display-name="Master1-Layout2-obj-Title-and-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Hintergrund" style:display-name="Master1-Layout2-obj-Title-and-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5f_2" style:display-name="Default_2"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no_20_fill_20_and_20_no_20_line_5f_1" style:display-name="Object with no fill and no line_1" style:family="paragraph" style:parent-style-name="Default_5f_2"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rong_20_Emphasis" style:display-name="Strong Emphasis"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Times New Roman" fo:font-family="'Times New Roman'" style:font-family-generic="roman" style:font-pitch="variable" fo:font-size="12pt" style:font-name-asian="OpenSymbol1" style:font-family-asian="OpenSymbol" style:font-charset-asian="x-symbol" style:font-size-asian="10.5pt" style:font-name-complex="OpenSymbol1" style:font-family-complex="OpenSymbol" style:font-charset-complex="x-symbol" style:font-size-complex="12pt"/>
    </style:style>
    <style:style style:name="ListLabel_20_28" style:display-name="ListLabel 28"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0.5pt" style:font-name-complex="Symbol1" style:font-family-complex="Symbol" style:font-family-generic-complex="system" style:font-pitch-complex="variable" style:font-size-complex="12pt"/>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name-complex="Wingdings1" style:font-family-complex="Wingdings"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676" style:display-name="ListLabel 676"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style:font-name="Times New Roman" fo:font-family="'Times New Roman'" style:font-family-generic="roman" style:font-pitch="variable" fo:font-size="12pt" style:font-size-asian="10.5pt" style:font-size-complex="12pt"/>
    </style:style>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0"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33"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36"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9"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42"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44"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45"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0.5in" fo:text-indent="-0.25in" fo:margin-left="1.25in"/>
        </style:list-level-properties>
        <style:text-properties fo:font-family="'Courier New'" style:font-style-name="Regular" style:font-pitch="fixed"/>
      </text:list-level-style-bullet>
      <text:list-level-style-bullet text:level="3" text:style-name="ListLabel_20_48" style:num-suffix="" text:bullet-char="">
        <style:list-level-properties text:list-level-position-and-space-mode="label-alignment">
          <style:list-level-label-alignment text:label-followed-by="listtab" text:list-tab-stop-position="0.5in" fo:text-indent="-0.25in" fo:margin-left="1.75in"/>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0.5in" fo:text-indent="-0.25in" fo:margin-left="2.25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text:list-tab-stop-position="0.5in" fo:text-indent="-0.25in" fo:margin-left="2.75in"/>
        </style:list-level-properties>
        <style:text-properties fo:font-family="'Courier New'" style:font-style-name="Regular" style:font-pitch="fixed"/>
      </text:list-level-style-bullet>
      <text:list-level-style-bullet text:level="6" text:style-name="ListLabel_20_51" style:num-suffix="" text:bullet-char="">
        <style:list-level-properties text:list-level-position-and-space-mode="label-alignment">
          <style:list-level-label-alignment text:label-followed-by="listtab" text:list-tab-stop-position="0.5in" fo:text-indent="-0.25in" fo:margin-left="3.25in"/>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0.5in" fo:text-indent="-0.25in" fo:margin-left="3.75in"/>
        </style:list-level-properties>
        <style:text-properties fo:font-family="Symbol" style:font-charset="x-symbol"/>
      </text:list-level-style-bullet>
      <text:list-level-style-bullet text:level="8" text:style-name="ListLabel_20_53" style:num-suffix="o" text:bullet-char="o">
        <style:list-level-properties text:list-level-position-and-space-mode="label-alignment">
          <style:list-level-label-alignment text:label-followed-by="listtab" text:list-tab-stop-position="0.5in" fo:text-indent="-0.25in" fo:margin-left="4.25in"/>
        </style:list-level-properties>
        <style:text-properties fo:font-family="'Courier New'" style:font-style-name="Regular" style:font-pitch="fixed"/>
      </text:list-level-style-bullet>
      <text:list-level-style-bullet text:level="9" text:style-name="ListLabel_20_54" style:num-suffix="" text:bullet-char="">
        <style:list-level-properties text:list-level-position-and-space-mode="label-alignment">
          <style:list-level-label-alignment text:label-followed-by="listtab" text:list-tab-stop-position="0.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Num4">
      <text:list-level-style-bullet text:level="1" text:style-name="ListLabel_20_55"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66"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68"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69"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71"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72"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7">
      <text:list-level-style-bullet text:level="1" text:style-name="ListLabel_20_73"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75"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77"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78"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0"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81"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8">
      <text:list-level-style-bullet text:level="1" text:style-name="ListLabel_20_82"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84"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86"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87"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9"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90"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9">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76"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7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78"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79"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8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82"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8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8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8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8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8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88"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9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9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9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9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fo:break-before="page"/>
    </style:style>
    <style:style style:name="MP3" style:family="paragraph" style:parent-style-name="Footer">
      <style:paragraph-properties fo:break-before="page"/>
      <style:text-properties officeooo:rsid="00e3982b" officeooo:paragraph-rsid="00e3982b"/>
    </style:style>
    <style:page-layout style:name="Mpm1">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74</text:page-number></text:p>
        <text:p text:style-name="MP2"/>
      </style:footer>
    </style:master-page>
    <style:master-page style:name="Footnote" style:page-layout-name="Mpm2">
      <style:footer>
        <text:p text:style-name="MP1"><text:page-number text:select-page="current">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18T18:31:52.852665390</dc:date>
    <meta:editing-duration>P2DT3H55M36S</meta:editing-duration>
    <meta:editing-cycles>458</meta:editing-cycles>
    <meta:generator>LibreOffice/6.2.3.2$Linux_X86_64 LibreOffice_project/aecc05fe267cc68dde00352a451aa867b3b546ac</meta:generator>
    <meta:document-statistic meta:table-count="0" meta:image-count="0" meta:object-count="0" meta:page-count="2" meta:paragraph-count="17" meta:word-count="469" meta:character-count="3043" meta:non-whitespace-character-count="2572"/>
  </office:meta>
</office:document-meta>
</file>